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orphans="2" fo:widows="2"/>
    </style:style>
    <style:style style:name="P2" style:family="paragraph" style:parent-style-name="Standard">
      <style:paragraph-properties fo:orphans="2" fo:widows="2"/>
      <style:text-properties fo:font-variant="normal" fo:text-transform="none" fo:color="#333333" style:font-name="Liberation Serif1" fo:font-size="12pt" fo:letter-spacing="normal" fo:font-style="normal" fo:font-weight="normal" fo:background-color="transparent" style:font-size-asian="12pt" style:font-style-asian="normal" style:font-weight-asian="normal"/>
    </style:style>
    <style:style style:name="P3" style:family="paragraph" style:parent-style-name="Standard">
      <style:paragraph-properties fo:orphans="2" fo:widows="2"/>
      <style:text-properties fo:font-variant="normal" fo:text-transform="none" fo:color="#333333" style:font-name="Liberation Serif1" fo:font-size="12pt" fo:letter-spacing="normal" fo:font-style="normal" style:text-underline-style="none" fo:font-weight="normal" fo:background-color="transparent" style:font-size-asian="12pt" style:font-style-asian="normal" style:font-weight-asian="normal"/>
    </style:style>
    <style:style style:name="P4" style:family="paragraph" style:parent-style-name="Standard">
      <style:paragraph-properties fo:orphans="2" fo:widows="2" fo:background-color="transparent">
        <style:background-image/>
      </style:paragraph-properties>
    </style:style>
    <style:style style:name="P5" style:family="paragraph" style:parent-style-name="Standard">
      <style:paragraph-properties fo:orphans="2" fo:widows="2" fo:background-color="transparent">
        <style:background-image/>
      </style:paragraph-properties>
      <style:text-properties style:font-name="Liberation Serif1" fo:background-color="transparent"/>
    </style:style>
    <style:style style:name="P6" style:family="paragraph" style:parent-style-name="Standard">
      <style:paragraph-properties fo:orphans="2" fo:widows="2" fo:background-color="#ffffff">
        <style:background-image/>
      </style:paragraph-properties>
    </style:style>
    <style:style style:name="P7" style:family="paragraph" style:parent-style-name="Standard">
      <style:paragraph-properties fo:orphans="2" fo:widows="2" fo:background-color="#ffffff">
        <style:background-image/>
      </style:paragraph-properties>
      <style:text-properties fo:font-variant="normal" fo:text-transform="none" fo:color="#333333" style:font-name="Liberation Serif1" fo:font-size="12pt" fo:letter-spacing="normal" fo:font-style="normal" fo:font-weight="normal" fo:background-color="transparent" style:font-size-asian="12pt" style:font-style-asian="normal" style:font-weight-asian="normal"/>
    </style:style>
    <style:style style:name="P8" style:family="paragraph" style:parent-style-name="Standard">
      <style:paragraph-properties fo:orphans="2" fo:widows="2" fo:background-color="#ffffff">
        <style:background-image/>
      </style:paragraph-properties>
      <style:text-properties fo:font-variant="normal" fo:text-transform="none" fo:color="#333333" style:font-name="Liberation Serif1" fo:font-size="12pt" fo:letter-spacing="normal" fo:font-style="normal" fo:font-weight="normal" fo:background-color="#808000" style:font-size-asian="12pt" style:font-style-asian="normal" style:font-weight-asian="normal"/>
    </style:style>
    <style:style style:name="P9" style:family="paragraph" style:parent-style-name="Standard">
      <style:paragraph-properties fo:orphans="2" fo:widows="2" fo:background-color="#ffffff">
        <style:background-image/>
      </style:paragraph-properties>
      <style:text-properties fo:font-variant="normal" fo:text-transform="none" fo:color="#333333" style:font-name="Liberation Serif1" fo:font-size="12pt" fo:letter-spacing="normal" fo:font-style="normal" fo:font-weight="bold" fo:background-color="transparent" style:font-size-asian="12pt" style:font-style-asian="normal" style:font-weight-asian="bold"/>
    </style:style>
    <style:style style:name="P10" style:family="paragraph" style:parent-style-name="Standard">
      <style:paragraph-properties fo:orphans="2" fo:widows="2" fo:background-color="#ffffff">
        <style:background-image/>
      </style:paragraph-properties>
      <style:text-properties fo:font-variant="normal" fo:text-transform="none" fo:color="#333333" style:font-name="Liberation Serif1" fo:font-size="12pt" fo:letter-spacing="normal" fo:font-style="normal" fo:font-weight="bold" fo:background-color="transparent" style:font-size-asian="12pt" style:font-style-asian="normal" style:font-weight-asian="bold" style:font-weight-complex="bold"/>
    </style:style>
    <style:style style:name="P11" style:family="paragraph" style:parent-style-name="Standard">
      <style:paragraph-properties fo:orphans="2" fo:widows="2" fo:background-color="#ffffff">
        <style:background-image/>
      </style:paragraph-properties>
      <style:text-properties fo:font-variant="normal" fo:text-transform="none" fo:color="#333333" style:font-name="Liberation Serif1" fo:font-size="15pt" fo:letter-spacing="normal" fo:font-style="normal" style:text-underline-style="solid" style:text-underline-width="auto" style:text-underline-color="font-color" fo:font-weight="bold" fo:background-color="transparent" style:font-size-asian="15pt" style:font-style-asian="normal" style:font-weight-asian="bold" style:font-size-complex="15pt" style:font-weight-complex="bold"/>
    </style:style>
    <style:style style:name="P12" style:family="paragraph" style:parent-style-name="Standard">
      <style:paragraph-properties fo:orphans="2" fo:widows="2" fo:background-color="#ffffff">
        <style:background-image/>
      </style:paragraph-properties>
      <style:text-properties style:font-name="Liberation Serif1" fo:background-color="transparent"/>
    </style:style>
    <style:style style:name="P13" style:family="paragraph" style:parent-style-name="Standard" style:master-page-name="Standard">
      <style:paragraph-properties fo:orphans="2" fo:widows="2" style:page-number="auto" fo:background-color="transparent">
        <style:background-image/>
      </style:paragraph-properties>
    </style:style>
    <style:style style:name="T1" style:family="text">
      <style:text-properties style:font-name="Liberation Serif1" style:text-underline-style="solid" style:text-underline-width="auto" style:text-underline-color="font-color" fo:font-weight="bold" fo:background-color="transparent" style:font-weight-asian="bold" style:font-weight-complex="bold"/>
    </style:style>
    <style:style style:name="T2" style:family="text">
      <style:text-properties style:font-name="Liberation Serif1" fo:background-color="transparent"/>
    </style:style>
    <style:style style:name="T3" style:family="text">
      <style:text-properties fo:font-variant="normal" fo:text-transform="none"/>
    </style:style>
    <style:style style:name="T4" style:family="text">
      <style:text-properties fo:font-variant="normal" fo:text-transform="none" fo:color="#333333" style:font-name="Liberation Serif1" fo:font-size="12pt" fo:letter-spacing="normal" fo:font-style="normal" style:text-underline-style="solid" style:text-underline-width="auto" style:text-underline-color="font-color" fo:font-weight="bold" fo:background-color="transparent" style:font-size-asian="12pt" style:font-style-asian="normal" style:font-weight-asian="bold" style:font-weight-complex="bold"/>
    </style:style>
    <style:style style:name="T5" style:family="text">
      <style:text-properties fo:font-variant="normal" fo:text-transform="none" fo:color="#333333" style:font-name="Liberation Serif1" fo:font-size="12pt" fo:letter-spacing="normal" fo:font-style="normal" style:text-underline-style="solid" style:text-underline-width="auto" style:text-underline-color="font-color" fo:font-weight="normal" fo:background-color="transparent" style:font-size-asian="12pt" style:font-style-asian="normal" style:font-weight-asian="normal"/>
    </style:style>
    <style:style style:name="T6" style:family="text">
      <style:text-properties fo:font-variant="normal" fo:text-transform="none" fo:color="#333333" style:font-name="Liberation Serif1" fo:font-size="12pt" fo:letter-spacing="normal" fo:font-style="normal" fo:font-weight="normal" fo:background-color="transparent" style:font-size-asian="12pt" style:font-style-asian="normal" style:font-weight-asian="normal"/>
    </style:style>
    <style:style style:name="T7" style:family="text">
      <style:text-properties fo:font-variant="normal" fo:text-transform="none" fo:color="#333333" style:font-name="Liberation Serif1" fo:font-size="12pt" fo:letter-spacing="normal" fo:font-style="normal" style:text-underline-style="none" fo:font-weight="normal" fo:background-color="transparent" style:font-size-asian="12pt" style:font-style-asian="normal" style:font-weight-asian="normal"/>
    </style:style>
    <style:style style:name="T8" style:family="text">
      <style:text-properties fo:font-variant="normal" fo:text-transform="none" fo:color="#333333" style:font-name="Liberation Serif1" fo:font-size="12pt" fo:letter-spacing="normal" fo:font-style="normal" style:text-underline-style="none" fo:font-weight="bold" fo:background-color="transparent" style:font-size-asian="12pt" style:font-style-asian="normal" style:font-weight-asian="bold" style:font-weight-complex="bold"/>
    </style:style>
    <style:style style:name="T9" style:family="text">
      <style:text-properties fo:font-variant="normal" fo:text-transform="none" fo:color="#333333" style:font-name="Liberation Serif1" fo:font-size="12pt" fo:letter-spacing="normal" fo:font-style="normal" fo:font-weight="bold" fo:background-color="transparent" style:font-size-asian="12pt" style:font-style-asian="normal" style:font-weight-asian="bold" style:font-weight-complex="bold"/>
    </style:style>
    <style:style style:name="T10" style:family="text">
      <style:text-properties fo:font-variant="normal" fo:text-transform="none" fo:color="#333333" style:font-name="Liberation Serif1" fo:font-size="15pt" fo:letter-spacing="normal" fo:font-style="normal" style:text-underline-style="solid" style:text-underline-width="auto" style:text-underline-color="font-color" fo:font-weight="bold" fo:background-color="transparent" style:font-size-asian="15pt" style:font-style-asian="normal" style:font-weight-asian="bold" style:font-size-complex="15pt" style:font-weight-complex="bold"/>
    </style:style>
    <style:style style:name="T11" style:family="text">
      <style:text-properties fo:font-variant="normal" fo:text-transform="none" fo:color="#333333" style:font-name="Liberation Serif1" fo:font-size="15pt" fo:letter-spacing="normal" fo:font-style="normal" style:text-underline-style="solid" style:text-underline-width="auto" style:text-underline-color="font-color" fo:font-weight="bold" fo:background-color="transparent" style:font-size-asian="15pt" style:font-style-asian="normal" style:font-weight-asian="bold" style:font-size-complex="15pt"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Este es el nivel de arquitectura de software de diseño </text:span><text:span text:style-name="T2">:</text:span></text:p>
      <text:p text:style-name="P5"/>
      <text:p text:style-name="P4"><text:span text:style-name="T2">Encara problemas estructurales que incluyen la organización y estructura de control bruto mundial;<text:line-break/>protocolos de comunicación, sincronización y acceso a los datos, la asignación de<text:line-break/>funcionalidad a los elementos de diseño, distribución física, la composición de elementos del diseño, la escala y el rendimiento, y la selección entre alternativas de diseño.<text:line-break/></text:span></text:p>
      <text:p text:style-name="P1"><text:span text:style-name="T4">En primer lugar</text:span><text:span text:style-name="T6">, es importante ser capaz de reconocer paradigmas comunes, a fin de que relaciones de alto nivel entre los sistemas se pueden entendido y por lo que los nuevos sistemas pueden ser construidos como las variaciones en los sistemas antiguos.<text:line-break/></text:span><text:span text:style-name="T4">En segundo lugar</text:span><text:span text:style-name="T6">, conseguir la arquitectura correcta es a menudo crucial para el éxito de un software el diseño del sistema, el incorrecto puede llevar a resultados desastrosos. </text:span></text:p>
      <text:p text:style-name="P1"><text:span text:style-name="T4">En tercer lugar</text:span><text:span text:style-name="T5">,</text:span><text:span text:style-name="T6"> detallada comprensión de las arquitecturas de software permite al ingeniero para que decida desde el principio entre las alternativas de diseño. </text:span></text:p>
      <text:p text:style-name="P1"><text:span text:style-name="T4">En cuarto lugar</text:span><text:span text:style-name="T5">,</text:span><text:span text:style-name="T6"> un sistema arquitectónico la representación es a menudo esencial para el análisis y descripción de las altas propiedades de nivel de un sistema complejo.</text:span></text:p>
      <text:p text:style-name="P2"/>
      <text:p text:style-name="P7">Esta selección hace hincapié en las descripciones informales omitiendo gran parte del curso materiales de la especificación, evaluación y selección entre las alternativas de diseño.</text:p>
      <text:p text:style-name="P7"/>
      <text:p text:style-name="P7">En la siguiente sección se plantean una serie de <text:s/>estilos comunes de arquitectura en los que muchos sistemas se basan actualmente, y mostrar cómo estilos heterogéneos se pueden combinar en un solo diseño.</text:p>
      <text:p text:style-name="P7"/>
      <text:p text:style-name="P6"><text:span text:style-name="T6">Si se obtiene el derecho de las estructuras de datos, el esfuerzo </text:span><text:span text:style-name="T6">de desarrollo del resto del programa es mucho más fácil. El tipo de datos abstractos obra de la década de 1970 puede ser visto como un esfuerzo de desarrollo que convierte a esta la intuición en una verdadera teoría.</text:span></text:p>
      <text:p text:style-name="P7"/>
      <text:p text:style-name="P6"><text:span text:style-name="T6">• </text:span><text:span text:style-name="T6">la estructura de software (que incluye una representación empaquetada con sus operadores primitivos),<text:line-break/>• Especificaciones (matemáticamente expresado como modelos abstractos o algebraica<text:line-break/>axiomas),<text:line-break/>• Problemas de lenguaje (módulos, alcance, los tipos definidos por el usuario),<text:line-break/>• La integridad de los resultados (invariantes de las estructuras de datos y la protección de<text:line-break/>otro tipo de manipulación),<text:line-break/>• reglas para los tipos de combinación (las declaraciones),<text:line-break/>• ocultamiento de información (protección de los bienes no se incluyen explícitamente en<text:line-break/>especificaciones).</text:span></text:p>
      <text:p text:style-name="P7"/>
      <text:p text:style-name="P6"><text:span text:style-name="T6">Esta forma de abstracción llevado a la comprensión de una buena organización de un módulo completo sirve </text:span><text:span text:style-name="T6">para un propósito en particular. Esta combinación de representaciones involucradas, los algoritmos, especificaciones e interfaces funcionales de manera uniforme.</text:span></text:p>
      <text:p text:style-name="P6"><text:span text:style-name="T6"><text:s/></text:span><text:span text:style-name="T6">Los diseñadores de sistemas de software ya reconocen a las organizaciones útiles del sistema.</text:span></text:p>
      <text:p text:style-name="P6"><text:span text:style-name="T6">Muchas otras organizaciones </text:span><text:span text:style-name="T6">se han desarrollado de manera informal a través del tiempo:</text:span></text:p>
      <text:p text:style-name="P7"/>
      <text:p text:style-name="P6"><text:span text:style-name="T6">• </text:span><text:span text:style-name="T6">"Camelot se basa en el modelo cliente-servidor y utiliza a procedimiento remoto llamadas de forma local y remota para permitir la comunicación entre aplicaciones y servidores ". <text:line-break/>• "capas de abstracción y la descomposición del sistema proporcionan la apariencia de uniformidad a los clientes, sin embargo, permitir la hélice para dar cabida a una diversidad de dispositivos autónomos. La arquitectura promueve un cliente servidor de modelo para la estructuración de las aplicaciones". <text:line-break/>• "Hemos optado por una distribución, enfoque orientado a objetos para la gestión la información ". <text:line-break/></text:span><text:soft-page-break/><text:span text:style-name="T6">• "La forma más fácil de hacer que el compilador secuencial canónico en un compilador de concurrentes a la tubería es la ejecución de las fases del compilador durante un número de procesadores. </text:span></text:p>
      <text:p text:style-name="P7">Una forma más efectiva [es] la división código fuente en muchos segmentos, los cuales son procesados ​​al mismo tiempo a través de las diversas fases de [compilación compilador de varios procesos] antes de una última pasada, la fusión recombina el código objeto en un solo programa". </text:p>
      <text:p text:style-name="P7">Identificar claramente una serie de patrones de arquitectura, o estilos, que actualmente forman el repertorio básico de un arquitecto de software.</text:p>
      <text:p text:style-name="P12"/>
      <text:p text:style-name="P6"><text:span text:style-name="T7">C</text:span><text:span text:style-name="T7">omponentes, o </text:span><text:span text:style-name="T6">simplemente los componentes: </text:span></text:p>
      <text:p text:style-name="P6"><text:span text:style-name="T7">E</text:span><text:span text:style-name="T7">sto</text:span><text:span text:style-name="T6"> lleva a un punto de vista de una descripción arquitectónica abstracta como un gráfico en el que los nodos representan los componentes y los arcos representan los conectores.</text:span></text:p>
      <text:p text:style-name="P7"/>
      <text:p text:style-name="P6"><text:span text:style-name="T6">un estilo arquitectónico determina el vocabulario de los componentes y conectores que se pueden utilizar en las instancias de ese estilo, junto con un conjunto de restricciones sobre la forma en</text:span><text:span text:style-name="T6"> como se puede combinar.</text:span></text:p>
      <text:p text:style-name="P7"/>
      <text:p text:style-name="P6"><text:span text:style-name="T10">Tubos y filtros</text:span><text:span text:style-name="T6"><text:line-break/>En un estilo de tubería y filtro cada componente tiene un conjunto de entradas y un conjunto de salidas.</text:span></text:p>
      <text:p text:style-name="P7"/>
      <text:p text:style-name="P7">Esto generalmente se logra mediante la aplicación de una transformación local de los flujos de entrada y la informática de forma incremental para la producción comienza antes de la entrada se consume. Por lo tanto, los componentes se denominan "filtros". Los conectores de este tipo sirven como conductos para las corrientes, la transmisión de resultados de un filtro a las entradas de otro. Por lo tanto, los conectores se denominan "tubos".</text:p>
      <text:p text:style-name="P7"/>
      <text:p text:style-name="P6"><text:span text:style-name="T6">los filtros deben ser </text:span><text:span text:style-name="T6">entidades independientes </text:span></text:p>
      <text:p text:style-name="P7">los filtros no saben la identidad de sus aguas arriba y los filtros de abajo. Sus especificaciones pueden restringir lo que aparece en la las tuberías de entrada o dar garantías acerca de lo que aparece en los tubos de salida, pero no puede identificar los componentes en los extremos de los tubos. el filtro no debe depender de el orden en que los filtros realizan su tratamiento.</text:p>
      <text:p text:style-name="P7"/>
      <text:p text:style-name="P6"><text:span text:style-name="T6">Especialidades comunes de este estilo son las tuberías, que restringen la topologías de secuencias lineales de los filtros, tuberías limitada</text:span><text:span text:style-name="T6">s, que restringen la cantidad de datos que pueden residir en una tubería y tubos de escribir, las cuales requieren que los datos transmitidos entre dos filtros tienen un tipo bien definido.</text:span></text:p>
      <text:p text:style-name="P7"/>
      <text:p text:style-name="P6"><text:span text:style-name="T6">Tuberías y sistemas de filtros tienen un número de </text:span><text:span text:style-name="T9">propiedades agradables</text:span></text:p>
      <text:p text:style-name="P12"/>
      <text:p text:style-name="P6"><text:span text:style-name="T6">*P</text:span><text:span text:style-name="T6">ermiten al diseñador entender el conjunto de entrada / salida de comportamiento de un sistema como una <text:s/>simple composición de los comportamientos de los filtros individuales.</text:span></text:p>
      <text:p text:style-name="P7"/>
      <text:p text:style-name="P6"><text:span text:style-name="T6">*S</text:span><text:span text:style-name="T6">oporte a la reutilización: cualquiera de los dos filtros pueden ser conectadas entre sí, siempre están de acuerdo en los datos que se transmiten entre ellos. </text:span></text:p>
      <text:p text:style-name="P7"/>
      <text:p text:style-name="P6"><text:span text:style-name="T6">*L</text:span><text:span text:style-name="T6">os sistemas pueden fácilmente mantenerse y mejorar: nuevos filtros se pueden añadir a los sistemas actuales y antiguos,los filtros pueden ser sustituidos por otros mejores.</text:span></text:p>
      <text:p text:style-name="P7"/>
      <text:p text:style-name="P6"><text:span text:style-name="T6">*P</text:span><text:span text:style-name="T6">ermiten que ciertos tipos de análisis especializados, tales como el rendimiento y el análisis de punto muerto.</text:span></text:p>
      <text:p text:style-name="P7"/>
      <text:p text:style-name="P6"><text:soft-page-break/><text:span text:style-name="T6">*A</text:span><text:span text:style-name="T6">poyar la ejecución concurrente. Cada filtro puede ser implementado como una tarea por separado y potencialmente ejecutar en paralelo con otros filtros.</text:span></text:p>
      <text:p text:style-name="P7"/>
      <text:p text:style-name="P6"><text:span text:style-name="T6">También</text:span><text:span text:style-name="T6"> tiene </text:span><text:span text:style-name="T9">desventajas</text:span><text:span text:style-name="T6">:</text:span></text:p>
      <text:p text:style-name="P7"/>
      <text:p text:style-name="P6"><text:span text:style-name="T4">En primer lugar</text:span><text:span text:style-name="T6">, la tubería y filtro sistemas a menudo conducen a una organización de lotes de procesamiento.</text:span></text:p>
      <text:p text:style-name="P7"/>
      <text:p text:style-name="P6"><text:span text:style-name="T4">En segundo lugar,</text:span><text:span text:style-name="T6"> puede verse obstaculizado por tener que mantener la correspondencia<text:line-break/>entre dos corrientes separadas, pero relacionadas.</text:span></text:p>
      <text:p text:style-name="P7"/>
      <text:p text:style-name="P6"><text:span text:style-name="T4">En tercer lugar</text:span><text:span text:style-name="T6">, dependiendo de la ejecución, que puede obligar a un menor denominador común de transmisión de datos, lo que resulta trabajo añadido a cada filtro para analizar sus datos. </text:span></text:p>
      <text:p text:style-name="P7"/>
      <text:p text:style-name="P7">Esto, a su vez, puede conducir tanto a la pérdida de rendimiento y una mayor complejidad en la escritura los filtros de sí mismos.</text:p>
      <text:p text:style-name="P7"/>
      <text:p text:style-name="P6"><text:span text:style-name="T10">Organización de la </text:span><text:span text:style-name="T10">Abstracción de datos orientada a objetos</text:span></text:p>
      <text:p text:style-name="P11"/>
      <text:p text:style-name="P7">Los componentes de este estilo son los objetos o, si se quiere, las instancias de los tipos de datos abstractos. Los objetos son ejemplos de un tipo de componente que llamamos un gerente, ya que es responsable de preservar la integridad de un recurso (en este caso la representación).</text:p>
      <text:p text:style-name="P7">Dos aspectos importantes de este estilo son </text:p>
      <text:p text:style-name="P7">(a) que un objeto es responsable de preservar la integridad de su representación (por lo general por el mantenimiento de algunas invariantes sobre ella) <text:s/></text:p>
      <text:p text:style-name="P7">(b) la representación se esconde de otros objetos. </text:p>
      <text:p text:style-name="P7"/>
      <text:p text:style-name="P6"><text:span text:style-name="T6">La herencia es un importante principio organizador para la definición de los tipos de objetos en un sistema, </text:span><text:span text:style-name="T6">pero no tienen un efecto directo en función arquitectónico.</text:span></text:p>
      <text:p text:style-name="P7"/>
      <text:p text:style-name="P6"><text:span text:style-name="T6">Sistemas orientados a objetos tienen muchas </text:span><text:span text:style-name="T9">propiedades agradables.</text:span><text:span text:style-name="T6"> </text:span></text:p>
      <text:p text:style-name="P12"/>
      <text:p text:style-name="P6"><text:span text:style-name="T6">Debido a que un objeto oculta su representación de sus clientes, es posible cambiar la implementación sin afectar a los clientes. Por otra parte, la agrupación de un conjunto de rutinas para acceder a los datos que manipulan permite a los diseñadores descomponer los problemas en las colecciones </text:span><text:span text:style-name="T6">que interactúan los agentes.</text:span></text:p>
      <text:p text:style-name="P7"/>
      <text:p text:style-name="P6"><text:span text:style-name="T6">También tienen algunas </text:span><text:span text:style-name="T9">desventajas:</text:span></text:p>
      <text:p text:style-name="P7"/>
      <text:p text:style-name="P6"><text:span text:style-name="T6">La mayoría de l</text:span><text:span text:style-name="T6">o significativo es que para que un objeto pueda interactuar con otro (a través de llamada a procedimiento) debe conocer la identidad de dicho objeto.</text:span></text:p>
      <text:p text:style-name="P7"/>
      <text:p text:style-name="P7">Esto comparado con el estilo anterior, es mucho mejor el anterior porque no hacia falta que conociera los demás filtros para poder interactuar entre ellos.</text:p>
      <text:p text:style-name="P7"/>
      <text:p text:style-name="P7">La importancia de esto es que cada vez que la identidad de un objeto cambia es necesario modificar todos los demás objetos que explícitamente lo invocan.</text:p>
      <text:p text:style-name="P9"/>
      <text:p text:style-name="P10">Basada en eventos, invocación implícita</text:p>
      <text:p text:style-name="P6"><text:span text:style-name="T6">Tradicionalmente, en un sistema en el que las interfaces de componentes proporcionan un conjunto de procedimientos y funciones, los componentes interactúan entre sí po</text:span><text:span text:style-name="T6">r explícitamente la invocación de las rutinas.</text:span></text:p>
      <text:p text:style-name="P6"><text:soft-page-break/><text:span text:style-name="T6">La idea detrás de la invocación implícita es que en lugar de invocar un<text:line-break/>procedimiento directamente, un componente puede anunciar (o difundir) uno o más<text:line-break/>eventos. Otros componentes en el sistema puede registrar una participación en un evento,<text:line-break/>la asociación de un procedimiento con el evento. Cuando el evento se anunció el<text:line-break/>sistema invoca a todos los procedimientos que se han registrado para el<text:line-break/>evento. Así, un anuncio del evento </text:span><text:span text:style-name="T6">''implícitamente'' hace la invocación de<text:line-break/>procedimientos en otros módulos. </text:span></text:p>
      <text:p text:style-name="P12"/>
      <text:p text:style-name="P7">El invariante principal de este estilo es que los locutores de los acontecimientos no saben los componentes que se verán afectados por estos eventos. Así, los componentes no pueden hacer suposiciones sobre el orden de procesamiento, o incluso sobre lo que el procesamiento, se producen como consecuencia de sus eventos. Por esta razón, la mayoría de invocación implícita sistemas también incluyen la invocación explícita (es decir, llamar, el procedimiento normal), como forma complementaria de interacción.</text:p>
      <text:p text:style-name="P7"><text:s/></text:p>
      <text:p text:style-name="P7">proporciona una fuerte apoyo para su reutilización</text:p>
      <text:p text:style-name="P7"/>
      <text:p text:style-name="P6"><text:span text:style-name="T6">invocación</text:span><text:span text:style-name="T6"> implícita facilita la evolución del sistema</text:span></text:p>
      <text:p text:style-name="P8"/>
      <text:p text:style-name="P6"><text:span text:style-name="T6">La principal desventaja de invocación implícita es que los componentes renunciar al control sobre el cálculo realizado por el sistema. Cuando un componente anuncia un evento, no tiene idea de lo que otros componentes responde</text:span><text:span text:style-name="T6">n a ella.</text:span></text:p>
      <text:p text:style-name="P7"/>
      <text:p text:style-name="P6"><text:span text:style-name="T6"> </text:span><text:span text:style-name="T6">Peor aún, incluso si se sabe qué otros componentes están interesados en los eventos que anuncia, no se puede confiar en el orden en que se invocan. Tampoco se puede saber cuando hayan terminado. </text:span></text:p>
      <text:p text:style-name="P7"/>
      <text:p text:style-name="P6"><text:span text:style-name="T6">Otro de los problemas se refiere a intercambio de datos. </text:span><text:span text:style-name="T6">Los sistemas de evento debe contar con un repositorio compartido de interacción. En estos casos, el rendimiento global y la gestión de recursos puede convertirse en un problema grave.</text:span></text:p>
      <text:p text:style-name="P7"/>
      <text:p text:style-name="P6"><text:span text:style-name="T6"> </text:span><text:span text:style-name="T6">Por último, el razonamiento sobre la corrección puede ser problemática, ya que el significado de un procedimiento que anuncia eventos dependerá del contexto de las consolidaciones en el que se invoca. </text:span></text:p>
      <text:p text:style-name="P7"/>
      <text:p text:style-name="P1"><text:span text:style-name="T10">Sistemas de capas</text:span><text:span text:style-name="T6"><text:line-break/>Un sistema de capas está organizado jerárquicamente, cada capa es la presentación de servicio de<text:line-break/>la capa de encima y sirve como cliente de la capa de abajo. <text:line-break/></text:span><text:span text:style-name="T7">Las</text:span><text:span text:style-name="T6"> capas de los sistemas internos están ocultas de todos, excepto la capa exterior adyacente, con la excepción para ciertas funciones cuidadosamente seleccionadas para la exportación. Así, en estos sistemas los componentes implementan una máquina virtual en alguna capa de la jerarquía. Los conectores son definidos por los protocolos que determinan cómo las capas interactúan.<text:line-break/>Restricciones topológicas incluyen interacciones limitas a las capas adyacentes. </text:span></text:p>
      <text:p text:style-name="P3"/>
      <text:p text:style-name="P1"><text:span text:style-name="T6">Los ejemplos más conocidos de este tipo de arquitectura: capas de protocolos de comunicación. En esta área de aplicación cada capa proporciona un sustrato para la comunicación en un cierto nivel de abstracción. Inferior definir los niveles más bajos niveles de interacción, el más bajo por lo general se define por conexiones de hardware. Otras áreas de </text:span><text:span text:style-name="T7">aplicación</text:span><text:span text:style-name="T6"> de este estilo son los sistemas de base de datos y sistemas operativos.<text:line-break/></text:span></text:p>
      <text:p text:style-name="P1"><text:span text:style-name="T6">Los sistemas de capas tienen varias </text:span><text:span text:style-name="T9">propiedades deseables</text:span><text:span text:style-name="T6">.</text:span></text:p>
      <text:p text:style-name="P2"/>
      <text:p text:style-name="P1"><text:soft-page-break/><text:span text:style-name="T4"><text:s/></text:span><text:span text:style-name="T4">En primer lugar</text:span><text:span text:style-name="T9">,</text:span><text:span text:style-name="T6"> el apoyo en el diseño basado en el aumento de los niveles de abstracción. Esto permite a los implementadores partición de un problema complejo en una secuencia de pasos graduales.</text:span></text:p>
      <text:p text:style-name="P1"><text:span text:style-name="T4"> </text:span><text:span text:style-name="T4">En segundo lugar</text:span><text:span text:style-name="T6">, que apoyan la mejora. Como las tuberías, ya que cada capa interactúa con menos de la mayoria de las capas inferiores y superiores, los cambios en la función de una capa debe afectar a<text:line-break/>mas de 2 </text:span><text:span text:style-name="T7">capas.</text:span></text:p>
      <text:p text:style-name="P1"><text:span text:style-name="T9"> </text:span><text:span text:style-name="T4">En tercer lugar</text:span><text:span text:style-name="T6">, apoyar la reutilización. Como tipos de datos abstractos, diferentes implementaciones de la misma capa se pueden utilizar indistintamente, siempre que las mismas interfaces de apoyo a sus capas adyacentes. </text:span></text:p>
      <text:p text:style-name="P2">Esto trae la idea de definir interfaces estandar.</text:p>
      <text:p text:style-name="P2">EJ: MODELO OSI ISO</text:p>
      <text:p text:style-name="P2"/>
      <text:p text:style-name="P1"><text:span text:style-name="T6">Pero los sistemas de capas también </text:span><text:span text:style-name="T8">tienen desventajas.</text:span></text:p>
      <text:p text:style-name="P2"/>
      <text:p text:style-name="P1"><text:span text:style-name="T6"> </text:span><text:span text:style-name="T6">No todos los sistemas son de fáciles estructurados de una forma de capas.</text:span></text:p>
      <text:p text:style-name="P2"/>
      <text:p text:style-name="P1"><text:span text:style-name="T6">S</text:span><text:span text:style-name="T6">i un sistema lógico puede ser estructurado en forma de capas, hay que tener consideraciones de rendimiento, que pueden requerir más acoplamiento entre lógicamente funciones de alto nivel y sus implementaciones de nivel inferior. </text:span></text:p>
      <text:p text:style-name="P2"/>
      <text:p text:style-name="P1"><text:span text:style-name="T6">P</text:span><text:span text:style-name="T6">uede ser muy difícil encontrar los niveles correctos de la abstracción. Esto es particularmente<text:line-break/>válido para los modelos estándar en capas. </text:span></text:p>
      <text:p text:style-name="P1"><text:span text:style-name="T6">Con respecto a las comunicaciones, la </text:span><text:span text:style-name="T6">comunidad ha tenido algunas dificultades de asignación de los protocolos existentes en la norma ISO</text:span></text:p>
      <text:p text:style-name="P2"/>
      <text:p text:style-name="P1"><text:span text:style-name="T6">Esto hace que sea difícil de definir el sistema capas independientes (como los filtros), ya que una capa debe ser compatible con los específicos protocolos en sus límites superior e inferior. Sino que también permite much</text:span><text:span text:style-name="T6">a más interacción entre las capas, y los permisos de transmisión bidireccional de información.<text:line-break/></text:span></text:p>
      <text:p text:style-name="P1"><text:span text:style-name="T10">Repositorios</text:span><text:span text:style-name="T6"><text:line-break/>Hay dos tipos muy distintos de los componentes: un centro de<text:line-break/>estructura de datos representa el estado actual, y una colección de independientes<text:line-break/>componentes operan en el almacén de datos central. Sus iteraciones varia significativamente entre los sistemas.<text:line-break/>Repositorio puede ser una base de datos tradicional. Si el estado actual de la<text:line-break/>estructura de datos central es el principal desencadenante de los procesos de selección para la ejecución, el repositorio puede ser una pizarra.</text:span></text:p>
      <text:p text:style-name="P1"><text:span text:style-name="T6"><text:line-break/>El modelo de pizarra es generalmente se presenta con tres partes principales:<text:line-break/></text:span><text:span text:style-name="T5">Las fuentes de conocimiento:</text:span><text:span text:style-name="T6"> parcelas separadas, independientes de las aplicaciones<text:line-break/>conocimiento dependiente. Interacción entre las fuentes de conocimiento se<text:line-break/>hace lugar únicamente a través de la pizarra.<text:line-break/></text:span><text:span text:style-name="T5">La estructura de datos pizarra:</text:span><text:span text:style-name="T6"> la solución de problemas los datos de estado, organizados en una<text:line-break/>jerarquía depende de la aplicación. Fuentes de conocimiento para hacer cambios la pizarra que conducen gradualmente a una solución al problema.<text:line-break/></text:span><text:span text:style-name="T5">Control: </text:span><text:span text:style-name="T6">totalmente impulsado por el estado de la pizarra. Fuentes de conocimiento responden<text:line-break/>oportunista cuando se producen cambios en la pizarra que sean aplicables.</text:span></text:p>
      <text:p text:style-name="P2"/>
      <text:p text:style-name="P1"><text:span text:style-name="T6"> </text:span><text:span text:style-name="T6">Invocación de </text:span><text:span text:style-name="T9">una fuente de conocimiento</text:span><text:span text:style-name="T6"> es provocada por el estado de la pizarra. </text:span></text:p>
      <text:p text:style-name="P1"><text:soft-page-break/><text:span text:style-name="T6">Este estilo </text:span><text:span text:style-name="T6">ha sido tradicionalmente utilizado para aplicaciones que requieren interpretaciones complejas de procesamiento de señales, tales como el habla y el patrón reconocimiento. También han aparecido en otros tipos de sistemas que involucran el acceso compartido a los datos.</text:span></text:p>
      <text:p text:style-name="P1"><text:span text:style-name="T6">En</text:span><text:span text:style-name="T6">tornos de programación a menudo se organizan como un conjunto de herramientas junto con un<text:line-break/>repositorio compartido de los programas y fragmentos de programas.<text:line-break/></text:span></text:p>
      <text:p text:style-name="P1"><text:span text:style-name="T11">Por tablas Intérpretes</text:span><text:span text:style-name="T6"><text:line-break/>En una organización intérprete de una máquina virtual que se produce en el software. Un intérprete generalmente tiene </text:span><text:span text:style-name="T9">cuatro componentes</text:span><text:span text:style-name="T6">: </text:span></text:p>
      <text:p text:style-name="P2">*un motor de interpretación para hacer el trabajo</text:p>
      <text:p text:style-name="P2">*una memoria que contiene el pseudo-código para ser interpretado, </text:p>
      <text:p text:style-name="P1"><text:span text:style-name="T6">*una representación del estado de control de</text:span><text:span text:style-name="T6">l motor de interpretación,</text:span></text:p>
      <text:p text:style-name="P2">*una representación del estado actual del programa que se desea simular.</text:p>
      <text:p text:style-name="P7"/>
      <text:p text:style-name="P7">Los intérpretes son comúnmente utilizados para construir las máquinas virtuales, que se cierre la<text:line-break/>brecha entre el motor de la computación se espera por la semántica del programa<text:line-break/>y el motor de cálculo disponible en el hardware.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erif1" fo:font-size="12pt" fo:language="es" fo:country="AR" style:letter-kerning="true" style:font-name-asian="DejaVu Sans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Absatz-Standardschriftart" style:family="text"/>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usy </meta:initial-creator>
    <meta:creation-date>2011-10-19T15:44:31</meta:creation-date>
    <meta:editing-duration>PT574H11M08S</meta:editing-duration>
    <meta:document-statistic meta:table-count="0" meta:image-count="0" meta:object-count="0" meta:page-count="6" meta:paragraph-count="82" meta:word-count="2531" meta:character-count="16303"/>
    <meta:generator>OpenOffice.org/3.2$Linux OpenOffice.org_project/320m19$Build-9505</meta:generator>
    <meta:user-defined meta:name="Información 1"/>
    <meta:user-defined meta:name="Información 2"/>
    <meta:user-defined meta:name="Información 3"/>
    <meta:user-defined meta:name="Información 4"/>
  </office:meta>
</office:document-meta>
</file>